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dedec60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51aee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1c509"/>
    </style:style>
    <style:style style:name="P74" style:family="paragraph" style:parent-style-name="Standard">
      <style:text-properties officeooo:paragraph-rsid="0e66c33c"/>
    </style:style>
    <style:style style:name="P75" style:family="paragraph" style:parent-style-name="Standard">
      <style:text-properties officeooo:paragraph-rsid="0e671814"/>
    </style:style>
    <style:style style:name="P76" style:family="paragraph" style:parent-style-name="Standard">
      <style:text-properties officeooo:paragraph-rsid="0e82f1b0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rsid="0e8aa5aa" officeooo:paragraph-rsid="0e8aa5aa"/>
    </style:style>
    <style:style style:name="P79" style:family="paragraph" style:parent-style-name="Standard">
      <style:text-properties officeooo:paragraph-rsid="0eb9c424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Footnote">
      <style:text-properties officeooo:rsid="043ccc66" officeooo:paragraph-rsid="0ec8cada"/>
    </style:style>
    <style:style style:name="P82" style:family="paragraph" style:parent-style-name="Footnote">
      <style:text-properties officeooo:paragraph-rsid="0e927a73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5" style:family="paragraph" style:parent-style-name="Standard">
      <style:text-properties officeooo:paragraph-rsid="0ec22dd8"/>
    </style:style>
    <style:style style:name="P86" style:family="paragraph" style:parent-style-name="Standard">
      <style:text-properties officeooo:paragraph-rsid="0ecb810d"/>
    </style:style>
    <style:style style:name="P87" style:family="paragraph" style:parent-style-name="Standard">
      <style:text-properties officeooo:paragraph-rsid="0ecd4bf5"/>
    </style:style>
    <style:style style:name="P88" style:family="paragraph" style:parent-style-name="Footnote">
      <style:text-properties officeooo:paragraph-rsid="0ef8320a"/>
    </style:style>
    <style:style style:name="P89" style:family="paragraph" style:parent-style-name="Footnote">
      <style:text-properties officeooo:paragraph-rsid="0f025efd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Standard">
      <style:text-properties officeooo:paragraph-rsid="0f0649dd"/>
    </style:style>
    <style:style style:name="P92" style:family="paragraph" style:parent-style-name="Standard">
      <style:text-properties officeooo:paragraph-rsid="0f075cbc"/>
    </style:style>
    <style:style style:name="P93" style:family="paragraph" style:parent-style-name="Footnote">
      <style:text-properties officeooo:paragraph-rsid="0f12f362"/>
    </style:style>
    <style:style style:name="P94" style:family="paragraph" style:parent-style-name="Footnote">
      <style:text-properties officeooo:paragraph-rsid="0f140c00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101" style:family="paragraph" style:parent-style-name="Standard">
      <style:text-properties officeooo:paragraph-rsid="0f2db54e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style:font-size-asian="12pt" style:font-size-complex="12pt"/>
    </style:style>
    <style:style style:name="T3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0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1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officeooo:rsid="047da547"/>
    </style:style>
    <style:style style:name="T32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5" style:family="text">
      <style:text-properties style:use-window-font-color="true" loext:opacity="0%" style:font-name="Liberation Sans" fo:font-size="12pt" style:font-size-asian="12pt" style:font-size-complex="12pt"/>
    </style:style>
    <style:style style:name="T346" style:family="text">
      <style:text-properties officeooo:rsid="04473353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officeooo:rsid="0e59b6fb" style:font-weight-asian="bold" style:font-weight-complex="bold"/>
    </style:style>
    <style:style style:name="T349" style:family="text">
      <style:text-properties officeooo:rsid="0aace3cd"/>
    </style:style>
    <style:style style:name="T350" style:family="text">
      <style:text-properties fo:font-size="10pt" style:font-size-asian="10pt" style:font-size-complex="10pt"/>
    </style:style>
    <style:style style:name="T351" style:family="text">
      <style:text-properties officeooo:rsid="0394a435"/>
    </style:style>
    <style:style style:name="T3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officeooo:rsid="0cf7e116"/>
    </style:style>
    <style:style style:name="T356" style:family="text">
      <style:text-properties officeooo:rsid="0b952edb"/>
    </style:style>
    <style:style style:name="T357" style:family="text">
      <style:text-properties loext:padding="0.049cm" loext:border="0.31pt solid #000000"/>
    </style:style>
    <style:style style:name="T358" style:family="text">
      <style:text-properties officeooo:rsid="0ec3cb48"/>
    </style:style>
    <style:style style:name="T359" style:family="text">
      <style:text-properties officeooo:rsid="0ec42890"/>
    </style:style>
    <style:style style:name="T360" style:family="text">
      <style:text-properties officeooo:rsid="0ec6fcb2"/>
    </style:style>
    <style:style style:name="T361" style:family="text">
      <style:text-properties officeooo:rsid="0eef9ccc"/>
    </style:style>
    <style:style style:name="T362" style:family="text">
      <style:text-properties officeooo:rsid="0e5e443a"/>
    </style:style>
    <style:style style:name="T363" style:family="text">
      <style:text-properties officeooo:rsid="0efc0412"/>
    </style:style>
    <style:style style:name="T364" style:family="text">
      <style:text-properties officeooo:rsid="0f064ef4"/>
    </style:style>
    <style:style style:name="T365" style:family="text">
      <style:text-properties officeooo:rsid="0e80285f"/>
    </style:style>
    <style:style style:name="T366" style:family="text">
      <style:text-properties officeooo:rsid="0e838e2a"/>
    </style:style>
    <style:style style:name="T367" style:family="text">
      <style:text-properties officeooo:rsid="0e83c34e"/>
    </style:style>
    <style:style style:name="T368" style:family="text">
      <style:text-properties officeooo:rsid="0f1609ab"/>
    </style:style>
    <style:style style:name="T36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style:font-size-asian="12pt" style:font-size-complex="12pt"/>
    </style:style>
    <style:style style:name="T38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61">C</text:span><text:span text:style-name="T260">hecklist voor </text:span><text:span text:style-name="T262">de installatie</text:span><text:span text:style-name="T260"> van </text:span><text:reference-mark-start text:name="Distributie"/><text:span text:style-name="T263">Debian</text:span><text:reference-mark-end text:name="Distributie"/><text:span text:style-name="T264"> </text:span><text:span text:style-name="T265">GNU/Linux </text:span><text:reference-mark-start text:name="Versie"/><text:span text:style-name="T263">1</text:span><text:span text:style-name="T266">1</text:span><text:reference-mark-end text:name="Versie"/><text:span text:style-name="Strong_20_Emphasis"><text:span text:style-name="T302"> </text:span></text:span><text:span text:style-name="Strong_20_Emphasis"><text:span text:style-name="T303">LTS</text:span></text:span><text:span text:style-name="T267"><text:note text:id="ftn1" text:note-class="footnote"><text:note-citation>1</text:note-citation><text:note-body><text:p text:style-name="P28"><text:span text:style-name="T351">Deze versie </text:span><text:span text:style-name="T351"><text:reference-ref text:reference-format="text" text:ref-name="Versie">11</text:reference-ref></text:span><text:span text:style-name="T368"><text:s/></text:span><text:span text:style-name="T310">is een zogenaamde LTS-versie (</text:span><text:span text:style-name="T311">LTS=</text:span><text:span text:style-name="T310">Long-Term Support, langetermijnondersteuning).<text:line-break/></text:span><text:span text:style-name="T312">Deze</text:span><text:span text:style-name="T310"> LTS-versie wordt </text:span><text:span text:style-name="T319">vanaf vrijgave (</text:span><text:span text:style-name="T317">augustus 2021</text:span><text:span text:style-name="T319">) </text:span><text:span text:style-name="T318">vijf</text:span><text:span text:style-name="T310"> jaar ondersteund</text:span><text:span text:style-name="T314"> </text:span><text:span text:style-name="T310">(tot </text:span><text:span text:style-name="T317">augustus</text:span><text:span text:style-name="T312"> </text:span><text:span text:style-name="T310">202</text:span><text:span text:style-name="T313">6</text:span><text:span text:style-name="T314">)</text:span><text:span text:style-name="T315">.</text:span></text:p></text:note-body></text:note></text:span><text:span text:style-name="T268"> </text:span><text:span text:style-name="T271">(</text:span><text:span text:style-name="T273">B</text:span><text:span text:style-name="T274">ullseye</text:span><text:span text:style-name="T271">) </text:span><text:reference-mark-start text:name="Editie"/><text:span text:style-name="T272">D</text:span><text:span text:style-name="T269">esktop</text:span><text:reference-mark-end text:name="Editie"/><text:span text:style-name="T270">.</text:span></text:p>
      <text:p text:style-name="P4"/>
      <text:p text:style-name="P101"><text:span text:style-name="T36">Kijk op</text:span><text:span text:style-name="T294"> </text:span><text:a xlink:type="simple" xlink:href="https://karelzimmer.nl/" text:style-name="Internet_20_link" text:visited-style-name="Visited_20_Internet_20_Link"><text:span text:style-name="T9">karelzimmer.nl</text:span></text:a><text:span text:style-name="T294"> </text:span><text:span text:style-name="T320">voor</text:span><text:span text:style-name="T321"> </text:span><text:span text:style-name="T322">deze en andere </text:span><text:span text:style-name="T323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4">(zie toelichting)</text:span><text:span text:style-name="T19">:</text:span></text:p>
      <text:p text:style-name="P31"><text:span text:style-name="Definition"><text:span text:style-name="T326">g</text:span></text:span><text:span text:style-name="Definition"><text:span text:style-name="T325">ebruiker</text:span></text:span><text:span text:style-name="Definition"><text:span text:style-name="T329"><text:tab/><text:tab/></text:span></text:span><text:span text:style-name="Definition"><text:span text:style-name="T345"> <text:tab/><text:tab/></text:span></text:span><text:span text:style-name="T330"><draw:control text:anchor-type="as-char" svg:y="-0.429cm" draw:z-index="9" draw:name="Gebruiker" draw:style-name="gr2" draw:text-style-name="P103" svg:width="6.061cm" svg:height="0.6cm" draw:control="control10"><svg:title>Gebruiker</svg:title><svg:desc>Volledige naam, bijv. Jan Stek</svg:desc></draw:control></text:span><text:span text:style-name="T330"><text:tab/></text:span><text:span text:style-name="T331">(</text:span><text:span text:style-name="T327">volledige naam, bijv. </text:span><text:span text:style-name="T343">J</text:span><text:span text:style-name="T344">a</text:span><text:span text:style-name="T343">n </text:span><text:span text:style-name="T344">Jansen</text:span><text:span text:style-name="T328">)</text:span></text:p>
      <text:p text:style-name="Standard"><text:span text:style-name="Definition"><text:span text:style-name="T326">g</text:span></text:span><text:span text:style-name="Definition"><text:span text:style-name="T325">ebruikersnaam<text:tab/></text:span></text:span><text:span text:style-name="Definition"><text:span text:style-name="T325"><draw:control text:anchor-type="as-char" svg:y="-0.429cm" draw:z-index="10" draw:name="Gberuikersnaam" draw:style-name="gr2" draw:text-style-name="P103" svg:width="6.061cm" svg:height="0.6cm" draw:control="control11"><svg:title>Gebruikersnaam</svg:title><svg:desc>Korte naam, bijv. jan</svg:desc></draw:control></text:span></text:span><text:span text:style-name="Definition"><text:span text:style-name="T325"><text:tab/></text:span></text:span><text:span text:style-name="T10">(korte naam, bijv. </text:span><text:span text:style-name="T292">j</text:span><text:span text:style-name="T293">a</text:span><text:span text:style-name="T292">n</text:span><text:span text:style-name="T10">)</text:span></text:p>
      <text:p text:style-name="P30"><text:span text:style-name="Definition"><text:span text:style-name="T333">c</text:span></text:span><text:span text:style-name="Definition"><text:span text:style-name="T332">omputernaam<text:tab/><text:tab/></text:span></text:span><text:span text:style-name="Definition"><text:span text:style-name="T330"><draw:control text:anchor-type="as-char" svg:y="-0.429cm" draw:z-index="11" draw:name="Computernaam" draw:style-name="gr2" draw:text-style-name="P103" svg:width="6.061cm" svg:height="0.6cm" draw:control="control12"><svg:title>Computernaam</svg:title><svg:desc>Unieke naam van de computer</svg:desc></draw:control></text:span></text:span><text:span text:style-name="Definition"><text:span text:style-name="T330"><text:tab/></text:span></text:span><text:span text:style-name="Definition"><text:span text:style-name="T336">(</text:span></text:span><text:span text:style-name="Definition"><text:span text:style-name="T337">naam van de compute</text:span></text:span><text:span text:style-name="Definition"><text:span text:style-name="T338">r, </text:span></text:span><text:span text:style-name="Definition"><text:span text:style-name="T339">bijv. p</text:span></text:span><text:span text:style-name="Definition"><text:span text:style-name="T340">c02</text:span></text:span><text:span text:style-name="Definition"><text:span text:style-name="T336">)</text:span></text:span></text:p>
      <text:p text:style-name="P30"><text:span text:style-name="Definition"><text:span text:style-name="T326">o</text:span></text:span><text:span text:style-name="Definition"><text:span text:style-name="T325">pstartmenu</text:span></text:span><text:span text:style-name="Definition"><text:span text:style-name="T330"><text:tab/><text:tab/><text:tab/></text:span></text:span><text:span text:style-name="Definition"><text:span text:style-name="T330"><draw:control text:anchor-type="as-char" svg:y="-0.429cm" draw:z-index="12" draw:name="Opstartmenu" draw:style-name="gr2" draw:text-style-name="P103" svg:width="6.061cm" svg:height="0.6cm" draw:control="control13"><svg:title>Opstartmenu</svg:title><svg:desc>Toets voor het opstartmenu ("bootmenu")</svg:desc></draw:control></text:span></text:span><text:span text:style-name="Definition"><text:span text:style-name="T330"><text:tab/></text:span></text:span><text:span text:style-name="Definition"><text:span text:style-name="T336">(</text:span></text:span><text:span text:style-name="Definition"><text:span text:style-name="T337">to</text:span></text:span><text:span text:style-name="Definition"><text:span text:style-name="T341">ets voor het opstartmedium</text:span></text:span><text:span text:style-name="Definition"><text:span text:style-name="T342">)</text:span></text:span></text:p>
      <text:p text:style-name="P30"><text:span text:style-name="Definition"><text:span text:style-name="T334">i</text:span></text:span><text:span text:style-name="Definition"><text:span text:style-name="T335">nstellingen</text:span></text:span><text:span text:style-name="T336"><text:tab/> <text:tab/><text:tab/></text:span><text:span text:style-name="T336"><draw:control text:anchor-type="as-char" svg:y="-0.429cm" draw:z-index="8" draw:name="Instellingen" draw:style-name="gr2" draw:text-style-name="P103" svg:width="6.061cm" svg:height="0.6cm" draw:control="control9"><svg:title>Instellingen</svg:title><svg:desc>Toets voor het BIOS/UEFI-scherm ("setup")</svg:desc></draw:control></text:span><text:span text:style-name="T336"><text:tab/>(</text:span><text:span text:style-name="T337">toets voor het BIOS/UEFI-scherm</text:span><text:span text:style-name="T336">)</text:span></text:p>
      <text:p text:style-name="P33"><text:span text:style-name="Definition"><text:span text:style-name="T370">g</text:span></text:span><text:span text:style-name="Definition"><text:span text:style-name="T369">ebruiker</text:span></text:span><text:span text:style-name="Definition"><text:span text:style-name="T371">2</text:span></text:span><text:span text:style-name="Definition"><text:span text:style-name="T372"><text:tab/></text:span></text:span><text:span text:style-name="Definition"><text:span text:style-name="T382"> <text:tab/><text:tab/></text:span></text:span><text:span text:style-name="T373"><draw:control text:anchor-type="as-char" svg:y="-0.429cm" draw:z-index="20" draw:name="Gebruiker 1" draw:style-name="gr2" draw:text-style-name="P103" svg:width="6.061cm" svg:height="0.6cm" draw:control="control21"><svg:title>Gebruiker</svg:title><svg:desc>Volledige naam, bijv. Jan Stek</svg:desc></draw:control></text:span><text:span text:style-name="T373"><text:tab/></text:span><text:span text:style-name="T374">(</text:span><text:span text:style-name="T375">volledige naam </text:span><text:span text:style-name="T376">evt. 2</text:span><text:span text:style-name="T383">e</text:span><text:span text:style-name="T376"> gebruiker</text:span><text:span text:style-name="T377">)</text:span></text:p>
      <text:p text:style-name="P87"><text:span text:style-name="Definition"><text:span text:style-name="T370">g</text:span></text:span><text:span text:style-name="Definition"><text:span text:style-name="T369">ebruikersnaam</text:span></text:span><text:span text:style-name="Definition"><text:span text:style-name="T371">2</text:span></text:span><text:span text:style-name="Definition"><text:span text:style-name="T378"><text:tab/></text:span></text:span><text:span text:style-name="Definition"><text:span text:style-name="T378"><draw:control text:anchor-type="as-char" svg:y="-0.429cm" draw:z-index="21" draw:name="Gberuikersnaam 1" draw:style-name="gr2" draw:text-style-name="P103" svg:width="6.061cm" svg:height="0.6cm" draw:control="control22"><svg:title>Gebruikersnaam</svg:title><svg:desc>Korte naam, bijv. jan</svg:desc></draw:control></text:span></text:span><text:span text:style-name="Definition"><text:span text:style-name="T378"><text:tab/></text:span></text:span><text:span text:style-name="T379">(korte naam</text:span><text:span text:style-name="T380"> </text:span><text:span text:style-name="T381">evt. 2</text:span><text:span text:style-name="T384">e</text:span><text:span text:style-name="T381"> gebruiker</text:span><text:span text:style-name="T379">)</text:span></text:p>
      <text:p text:style-name="P33"><text:span text:style-name="T280">Vervang </text:span><text:span text:style-name="Definition"><text:span text:style-name="T12">schuingedrukte</text:span></text:span><text:span text:style-name="T280"> </text:span><text:span text:style-name="T281">woorden </text:span><text:span text:style-name="T280">in deze checklist door </text:span><text:span text:style-name="T281">boven</text:span><text:span text:style-name="T280">staande waarden.</text:span></text:p>
      <text:p text:style-name="P38"/>
      <text:p text:style-name="P32"><text:span text:style-name="Strong_20_Emphasis"><text:span text:style-name="T288"/></text:span></text:p>
      <text:p text:style-name="P34"><text:span text:style-name="T290">Nog niet op Linux?</text:span><text:span text:style-name="T282"><text:tab/></text:span><text:span text:style-name="T285"><text:tab/></text:span><text:span text:style-name="T286">G</text:span><text:span text:style-name="T279">ebruik </text:span><text:span text:style-name="Strong_20_Emphasis"><text:span text:style-name="T291">Checklist migratie</text:span></text:span><text:span text:style-name="T27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3"> onder </text:span><text:span text:style-name="T289">Linux</text:span><text:span text:style-name="T284">.</text:span></text:p>
      <text:p text:style-name="P22"><text:span text:style-name="T258">Nieuwe installatie?</text:span><text:span text:style-name="T253"><text:tab/></text:span><text:span text:style-name="T255"></text:span><text:span text:style-name="T257"><text:tab/></text:span><text:span text:style-name="T256">B</text:span><text:span text:style-name="T253">egin bij hoofdstuk </text:span><text:span text:style-name="T258"><text:bookmark-ref text:reference-format="page" text:ref-name="__RefNumPara__4009_1271708128">2</text:bookmark-ref></text:span><text:span text:style-name="T258"><text:s text:c="2"/></text:span><text:span text:style-name="T259"><text:bookmark-ref text:reference-format="text" text:ref-name="__RefNumPara__4009_1271708128">Installatie uitvoeren</text:bookmark-ref></text:span><text:span text:style-name="T254">.</text:span></text:p>
      <text:p text:style-name="P29"><text:span text:style-name="Strong_20_Emphasis"><text:span text:style-name="T287"/></text:span></text:p>
      <text:p text:style-name="P29"><text:span text:style-name="Strong_20_Emphasis"><text:span text:style-name="T287"/></text:span></text:p>
      <text:list xml:id="list3857917767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5"><text:span text:style-name="Strong_20_Emphasis"><text:span text:style-name="T60"><text:s/></text:span></text:span><text:span text:style-name="Strong_20_Emphasis"><text:span text:style-name="T113"><draw:control text:anchor-type="as-char" draw:z-index="19" draw:name="Vorm 1" draw:style-name="gr1" draw:text-style-name="P102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4">Leg Wi<text:span text:style-name="T358">F</text:span>i-<text:span text:style-name="T359">gegevens vast zoals de naam v</text:span><text:span text:style-name="T360">a</text:span><text:span text:style-name="T359">n het netwerk (SSID) en wachtwoord</text:span><text:span text:style-name="Strong_20_Emphasis"><text:span text:style-name="T112"><text:note text:id="ftn2" text:note-class="footnote"><text:note-citation>2</text:note-citation><text:note-body><text:p text:style-name="P81"><text:span text:style-name="User_20_Entry"><text:span text:style-name="T191">Bijv. </text:span></text:span><text:span text:style-name="User_20_Entry"><text:span text:style-name="T190">met </text:span></text:span><text:span text:style-name="User_20_Entry"><text:span text:style-name="T206">Terminalvenster</text:span></text:span><text:span text:style-name="User_20_Entry"><text:span text:style-name="T189"> </text:span></text:span><text:span text:style-name="User_20_Entry"><text:span text:style-name="T191">opdracht</text:span></text:span><text:span text:style-name="User_20_Entry"><text:span text:style-name="T189">: </text:span></text:span><text:span text:style-name="User_20_Entry"><text:span text:style-name="T227">sudo </text:span></text:span><text:span text:style-name="User_20_Entry"><text:span text:style-name="T229">more</text:span></text:span><text:span text:style-name="User_20_Entry"><text:span text:style-name="T227"> </text:span></text:span><text:span text:style-name="User_20_Entry"><text:span text:style-name="T228">/etc/NetworkManager/system-connections/</text:span></text:span><text:span text:style-name="User_20_Entry"><text:span text:style-name="T227">*</text:span></text:span></text:p></text:note-body></text:note></text:span></text:span><text:span text:style-name="Strong_20_Emphasis"><text:span text:style-name="T11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83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3" text:note-class="footnote"><text:note-citation>3</text:note-citation><text:note-body><text:p text:style-name="P26"><text:span text:style-name="T216">E</text:span><text:span text:style-name="T219">v</text:span><text:span text:style-name="T220">en</text:span><text:span text:style-name="T222">t</text:span><text:span text:style-name="T223">uele </text:span><text:span text:style-name="T224">extra </text:span><text:span text:style-name="T226">gebruiker</text:span><text:span text:style-name="T224">s aanmelden </text:span><text:span text:style-name="T225">en dezelfde stappen uitvoeren</text:span><text:span text:style-name="T221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449107193168">
          <table:table-cell table:style-name="_31_._5f_Installatie_5f_voorbereiden.A1" office:value-type="string">
            <text:p text:style-name="P50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49107193456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13" draw:name="Vorm4" draw:style-name="gr1" draw:text-style-name="P10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4" text:note-class="footnote"><text:note-citation>4</text:note-citation><text:note-body><text:p text:style-name="P93"><text:span text:style-name="T366">Debian-</text:span><text:span text:style-name="T367">p</text:span>akket kz plaatst documenten en scripts van Karel Zimmer <text:span text:style-name="T365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246">) </text:span></text:span>voor het installeren en beheren van <text:span text:style-name="T364">Debian</text:span> <text:span text:style-name="T364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5" text:note-class="footnote"><text:note-citation>5</text:note-citation><text:note-body><text:p text:style-name="P23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 table:style-name="TableLine94449107193744">
          <table:table-cell table:style-name="_31_._5f_Installatie_5f_voorbereiden.A1" office:value-type="string">
            <text:p text:style-name="P61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73">z</text:span></text:span><text:span text:style-name="Strong_20_Emphasis"><text:span text:style-name="T68">e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5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4491071940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44910719432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49107194608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4">Bereid de installatie voor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77">druk </text:span></text:span><text:span text:style-name="Strong_20_Emphasis"><text:span text:style-name="T78">op de </text:span></text:span><text:span text:style-name="Strong_20_Emphasis"><text:span text:style-name="T79">Super</text:span></text:span><text:span text:style-name="Strong_20_Emphasis"><text:span text:style-name="T78">-toets</text:span></text:span><text:span text:style-name="Strong_20_Emphasis"><text:span text:style-name="T34"><text:note-ref text:note-class="footnote" text:reference-format="text" text:ref-name="ftn5">5</text:note-ref></text:span></text:span><text:span text:style-name="Strong_20_Emphasis"><text:span text:style-name="T64">, </text:span></text:span><text:span text:style-name="Strong_20_Emphasis"><text:span text:style-name="T80">t</text:span></text:span><text:span text:style-name="Strong_20_Emphasis"><text:span text:style-name="T67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</text:span></text:span><text:span text:style-name="Strong_20_Emphasis"><text:span text:style-name="T114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78">.</text:span></text:span></text:p>
          </table:table-cell>
        </table:table-row>
        <table:table-row table:style-name="TableLine94449107194896">
          <table:table-cell table:style-name="_31_._5f_Installatie_5f_voorbereiden.A1" office:value-type="string">
            <text:p text:style-name="P5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2">K</text:span></text:span><text:span text:style-name="Strong_20_Emphasis"><text:span text:style-name="T83">ie</text:span></text:span><text:span text:style-name="Strong_20_Emphasis"><text:span text:style-name="T84">s</text:span></text:span><text:span text:style-name="Strong_20_Emphasis"><text:span text:style-name="T7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4">stallatie voorberei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87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40"/>
      <text:list xml:id="list101237804037021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9107102224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6"><text:span text:style-name="T306">Start de computer op vanaf </text:span><text:span text:style-name="T307">ee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295"><text:reference-ref text:reference-format="text" text:ref-name="Versie">11</text:reference-ref></text:span></text:span><text:span text:style-name="Strong_20_Emphasis"><text:span text:style-name="T295"><text:s/></text:span></text:span><text:span text:style-name="T308">(</text:span><text:span text:style-name="T309">Live</text:span><text:span text:style-name="T180"><text:note text:id="ftn6" text:note-class="footnote"><text:note-citation>1</text:note-citation><text:note-body><text:p text:style-name="P27"><text:span text:style-name="T346">Vanaf ee</text:span>n Live <text:span text:style-name="T349">USB-stick </text:span><text:span text:style-name="T361">(</text:span><text:span text:style-name="T349">of </text:span><text:span text:style-name="T361">cd/dvd</text:span><text:span text:style-name="T316">)</text:span><text:span text:style-name="T350"> </text:span>kunt <text:span text:style-name="T346">u opstarten en</text:span> met <text:reference-ref text:reference-format="text" text:ref-name="Distributie">Debian</text:reference-ref><text:s/>werken zonder deze te installeren.</text:p></text:note-body></text:note></text:span><text:span text:style-name="T181">)</text:span><text:span text:style-name="T179"> </text:span><text:span text:style-name="T182">GNOME</text:span><text:span text:style-name="T179"> </text:span><text:span text:style-name="T183">USB-stick</text:span><text:span text:style-name="T183"><text:note text:id="ftn7" text:note-class="footnote"><text:note-citation>2</text:note-citation><text:note-body><text:p text:style-name="P82"><text:span text:style-name="T20">D</text:span><text:span text:style-name="Strong_20_Emphasis"><text:span text:style-name="T192">ow</text:span></text:span><text:span text:style-name="Strong_20_Emphasis"><text:span text:style-name="T193">nload </text:span></text:span><text:span text:style-name="Strong_20_Emphasis"><text:span text:style-name="T186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4"> </text:span></text:span><text:span text:style-name="Strong_20_Emphasis"><text:span text:style-name="T193">Live CD </text:span></text:span><text:span text:style-name="Strong_20_Emphasis"><text:span text:style-name="T196">v</text:span></text:span><text:span text:style-name="Strong_20_Emphasis"><text:span text:style-name="T197">anaf</text:span></text:span><text:span text:style-name="Strong_20_Emphasis"><text:span text:style-name="T198"> </text:span></text:span><text:a xlink:type="simple" xlink:href="https://www.debian.org/CD/live/" text:style-name="Internet_20_link" text:visited-style-name="Visited_20_Internet_20_Link"><text:span text:style-name="Strong_20_Emphasis"><text:span text:style-name="T352">debian.org/cd/live</text:span></text:span></text:a><text:span text:style-name="Strong_20_Emphasis"><text:span text:style-name="T198">, blader naar beneden en klik op </text:span></text:span><text:span text:style-name="Strong_20_Emphasis"><text:span text:style-name="T201">unofficial live images for stable with firmware included</text:span></text:span><text:span text:style-name="Strong_20_Emphasis"><text:span text:style-name="T198">. Klik vervolgens door </text:span></text:span><text:span text:style-name="Strong_20_Emphasis"><text:span text:style-name="T187">naar</text:span></text:span><text:span text:style-name="Strong_20_Emphasis"><text:span text:style-name="T198"> </text:span></text:span><text:span text:style-name="Strong_20_Emphasis"><text:span text:style-name="T201">amd64</text:span></text:span><text:span text:style-name="Strong_20_Emphasis"><text:span text:style-name="T198"> en </text:span></text:span><text:span text:style-name="Strong_20_Emphasis"><text:span text:style-name="T201">iso-hybrid</text:span></text:span><text:span text:style-name="Strong_20_Emphasis"><text:span text:style-name="T198">. </text:span></text:span><text:span text:style-name="Strong_20_Emphasis"><text:span text:style-name="T187">D</text:span></text:span><text:span text:style-name="Strong_20_Emphasis"><text:span text:style-name="T199">aar aangekomen kies </text:span></text:span><text:span text:style-name="T202">debian-live-11...</text:span><text:span text:style-name="T203">-</text:span><text:span text:style-name="T202">amd-64-</text:span><text:span text:style-name="T203">gnome</text:span><text:span text:style-name="T204">+non-fre</text:span><text:span text:style-name="T205">e</text:span><text:span text:style-name="T204">.iso</text:span><text:span text:style-name="Strong_20_Emphasis"><text:span text:style-name="T193">, </text:span></text:span><text:span text:style-name="Strong_20_Emphasis"><text:span text:style-name="T192">e</text:span></text:span><text:span text:style-name="Strong_20_Emphasis"><text:span text:style-name="T200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89"><text:span text:style-name="T20"><text:tab/></text:span><text:span text:style-name="Strong_20_Emphasis"><text:span text:style-name="T230">Zoek</text:span></text:span><text:span text:style-name="Strong_20_Emphasis"><text:span text:style-name="T231"> </text:span></text:span><text:span text:style-name="Strong_20_Emphasis"><text:span text:style-name="T249">s</text:span></text:span><text:span text:style-name="Strong_20_Emphasis"><text:span text:style-name="T250">ch</text:span></text:span><text:span text:style-name="Strong_20_Emphasis"><text:span text:style-name="T231"> en klik op het pictogram van</text:span></text:span><text:span text:style-name="Strong_20_Emphasis"><text:span text:style-name="T232"> </text:span></text:span><text:span text:style-name="Strong_20_Emphasis"><text:span text:style-name="T252">Schijven</text:span></text:span><text:span text:style-name="Strong_20_Emphasis"><text:span text:style-name="T233">. Selecteer de USB-stick in de lijst van schijven aan de linkerkant en klik rechtsboven op </text:span></text:span><text:span text:style-name="Strong_20_Emphasis"><text:span text:style-name="T251">Schijfinstellingen</text:span></text:span><text:span text:style-name="Strong_20_Emphasis"><text:span text:style-name="T233"> </text:span></text:span><text:span text:style-name="Strong_20_Emphasis"><text:span text:style-name="T251">⋮</text:span></text:span><text:span text:style-name="Strong_20_Emphasis"><text:span text:style-name="T233"> (icoontje met de drie puntjes).</text:span></text:span></text:p><text:p text:style-name="P90"><text:span text:style-name="Strong_20_Emphasis"><text:span text:style-name="T233"><text:tab/>Kies </text:span></text:span><text:span text:style-name="Strong_20_Emphasis"><text:span text:style-name="T251">Schijfkopie terugzetten</text:span></text:span><text:span text:style-name="Strong_20_Emphasis"><text:span text:style-name="T233"> en selecteer </text:span></text:span><text:span text:style-name="Strong_20_Emphasis"><text:span text:style-name="T245">het net</text:span></text:span><text:span text:style-name="Strong_20_Emphasis"><text:span text:style-name="T243"> gedownloade CD-beeldbestand </text:span></text:span><text:span text:style-name="Strong_20_Emphasis"><text:span text:style-name="T244">(.iso)</text:span></text:span><text:span text:style-name="Strong_20_Emphasis"><text:span text:style-name="T243">.</text:span></text:span></text:p><text:p text:style-name="P89"><text:span text:style-name="Strong_20_Emphasis"><text:span text:style-name="T233"><text:tab/>Klik op </text:span></text:span><text:span text:style-name="Strong_20_Emphasis"><text:span text:style-name="T251">Terugzetten starten</text:span></text:span><text:span text:style-name="Strong_20_Emphasis"><text:span text:style-name="T233"> en vervolgens op </text:span></text:span><text:span text:style-name="Strong_20_Emphasis"><text:span text:style-name="T251">Terugzetten</text:span></text:span><text:span text:style-name="Strong_20_Emphasis"><text:span text:style-name="T234">.<text:line-break/></text:span></text:span><text:span text:style-name="Strong_20_Emphasis"><text:span text:style-name="T247">O</text:span></text:span><text:span text:style-name="Strong_20_Emphasis"><text:span text:style-name="T235">f </text:span></text:span><text:span text:style-name="Strong_20_Emphasis"><text:span text:style-name="T236">gebruik </text:span></text:span><text:span text:style-name="Strong_20_Emphasis"><text:span text:style-name="T237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37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238">) </text:span></text:span><text:span text:style-name="Strong_20_Emphasis"><text:span text:style-name="T248">dat </text:span></text:span><text:span text:style-name="Strong_20_Emphasis"><text:span text:style-name="T235">beschikbaar </text:span></text:span><text:span text:style-name="Strong_20_Emphasis"><text:span text:style-name="T248">is </text:span></text:span><text:span text:style-name="Strong_20_Emphasis"><text:span text:style-name="T235">voor </text:span></text:span><text:span text:style-name="Strong_20_Emphasis"><text:span text:style-name="T233">Windows, </text:span></text:span><text:span text:style-name="Strong_20_Emphasis"><text:span text:style-name="T239">mac</text:span></text:span><text:span text:style-name="Strong_20_Emphasis"><text:span text:style-name="T240">OS</text:span></text:span><text:span text:style-name="Strong_20_Emphasis"><text:span text:style-name="T237">, </text:span></text:span><text:span text:style-name="Strong_20_Emphasis"><text:span text:style-name="T238">en </text:span></text:span><text:span text:style-name="Strong_20_Emphasis"><text:span text:style-name="T241">GNU/</text:span></text:span><text:span text:style-name="Strong_20_Emphasis"><text:span text:style-name="T237">Linux</text:span></text:span><text:span text:style-name="Strong_20_Emphasis"><text:span text:style-name="T242">.</text:span></text:span></text:p></text:note-body></text:note></text:span><text:span text:style-name="T179">.</text:span></text:p>
            <text:p text:style-name="P52"><text:span text:style-name="T184">Opstartmenu/</text:span><text:span text:style-name="T185">boot menu</text:span><text:span text:style-name="T184"> </text:span><text:span text:style-name="T179">via </text:span><text:span text:style-name="Definition"><text:span text:style-name="T5">opstartmenu</text:span></text:span><text:span text:style-name="T179">, </text:span><text:span text:style-name="T184">instellingen/</text:span><text:span text:style-name="T185">setup</text:span><text:span text:style-name="T179"> via </text:span><text:span text:style-name="Definition"><text:span text:style-name="T5">instellingen</text:span></text:span><text:span text:style-name="T179">.</text:span></text:p>
          </table:table-cell>
        </table:table-row>
        <table:table-row table:style-name="TableLine94449107173392">
          <table:table-cell table:style-name="_32_._5f_Installatie_5f_uitvoeren.A1" office:value-type="string">
            <text:p text:style-name="P5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6">K</text:span></text:span><text:span text:style-name="Strong_20_Emphasis"><text:span text:style-name="T117">ies </text:span></text:span><text:span text:style-name="Strong_20_Emphasis"><text:span text:style-name="T118">eerste keuze </text:span></text:span><text:span text:style-name="Strong_20_Emphasis"><text:span text:style-name="T119">en druk op de </text:span></text:span><text:span text:style-name="Strong_20_Emphasis"><text:span text:style-name="T120">Enter</text:span></text:span><text:span text:style-name="Strong_20_Emphasis"><text:span text:style-name="T119">-toets.</text:span></text:span></text:p>
          </table:table-cell>
        </table:table-row>
        <table:table-row table:style-name="TableLine94449107366208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1"><text:s/></text:span></text:span><text:span text:style-name="Strong_20_Emphasis"><text:span text:style-name="T115"><draw:control text:anchor-type="as-char" draw:z-index="22" draw:name="Vorm11_0" draw:style-name="gr1" draw:text-style-name="P102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1">Als het scherm </text:span></text:span><text:span text:style-name="Strong_20_Emphasis"><text:span text:style-name="T148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4"> </text:span></text:span><text:span text:style-name="Strong_20_Emphasis"><text:span text:style-name="T171">N</text:span></text:span><text:span text:style-name="Strong_20_Emphasis"><text:span text:style-name="T146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49107217280">
          <table:table-cell table:style-name="_32_._5f_Installatie_5f_uitvoeren.A1" office:value-type="string">
            <text:p text:style-name="P63"><text:span text:style-name="Strong_20_Emphasis"><text:span text:style-name="T60"><text:s/></text:span></text:span><text:span text:style-name="Strong_20_Emphasis"><text:span text:style-name="T113"><draw:control text:anchor-type="as-char" draw:z-index="15" draw:name="Vorm13_1" draw:style-name="gr1" draw:text-style-name="P10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2">Start de installatie</text:span></text:span><text:span text:style-name="Strong_20_Emphasis"><text:span text:style-name="T125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88">klik op </text:span></text:span><text:span text:style-name="Strong_20_Emphasis"><text:span text:style-name="T139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40">Install Debian</text:span></text:span><text:span text:style-name="Strong_20_Emphasis"><text:span text:style-name="T43">.</text:span></text:span></text:p>
          </table:table-cell>
        </table:table-row>
        <table:table-row table:style-name="TableLine94449107217792">
          <table:table-cell table:style-name="_32_._5f_Installatie_5f_uitvoeren.A1" office:value-type="string">
            <text:p text:style-name="P5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Bij </text:span></text:span><text:span text:style-name="Strong_20_Emphasis"><text:span text:style-name="T149">Welcome</text:span></text:span><text:span text:style-name="Strong_20_Emphasis"><text:span text:style-name="T42"> kies </text:span></text:span><text:span text:style-name="Strong_20_Emphasis"><text:span text:style-name="T149">Nederlands</text:span></text:span><text:span text:style-name="Strong_20_Emphasis"><text:span text:style-name="T42"> en klik op </text:span></text:span><text:span text:style-name="Strong_20_Emphasis"><text:span text:style-name="T149">Volgende</text:span></text:span><text:span text:style-name="Strong_20_Emphasis"><text:span text:style-name="T42">.</text:span></text:span></text:p>
          </table:table-cell>
        </table:table-row>
        <table:table-row table:style-name="TableLine94449107218416">
          <table:table-cell table:style-name="_32_._5f_Installatie_5f_uitvoeren.A1" office:value-type="string">
            <text:p text:style-name="P70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7">Locatie</text:span> kies bij <text:span text:style-name="T347">Regio</text:span> voor <text:span text:style-name="T347">Europa</text:span> en klik op <text:span text:style-name="T347">Volgende</text:span>.</text:p>
          </table:table-cell>
        </table:table-row>
        <table:table-row table:style-name="TableLine94449107219040">
          <table:table-cell table:style-name="_32_._5f_Installatie_5f_uitvoeren.A1" office:value-type="string">
            <text:p text:style-name="P70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7">Toetsenbord</text:span> kies <text:span text:style-name="T347">English (US)</text:span> en klik op <text:span text:style-name="T347">Volgende</text:span>.</text:p>
          </table:table-cell>
        </table:table-row>
        <table:table-row table:style-name="TableLine9444910726558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49107266208">
          <table:table-cell table:style-name="_32_._5f_Installatie_5f_uitvoeren.A1" office:value-type="string">
            <text:p text:style-name="P70"><text:span text:style-name="Strong_20_Emphasis"><text:span text:style-name="T60"><text:s/></text:span></text:span><text:span text:style-name="Strong_20_Emphasis"><text:span text:style-name="T113"><draw:control text:anchor-type="as-char" draw:z-index="16" draw:name="Vorm13_4" draw:style-name="gr1" draw:text-style-name="P102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8"><text:span text:style-name="T6">Bij </text:span><text:span text:style-name="T17">Partities</text:span><text:span text:style-name="T6"> </text:span><text:span text:style-name="T304">selecteer</text:span><text:span text:style-name="T6"> </text:span><text:span text:style-name="T7">de </text:span><text:span text:style-name="T6">gewenste </text:span><text:span text:style-name="T305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444910726683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49107267456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121">Bij </text:span></text:span><text:span text:style-name="Strong_20_Emphasis"><text:span text:style-name="T147">Gebruikers</text:span></text:span><text:span text:style-name="Strong_20_Emphasis"><text:span text:style-name="T121"> vul in </text:span></text:span><text:span text:style-name="Strong_20_Emphasis"><text:span text:style-name="T151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0">,</text:span></text:span><text:span text:style-name="Strong_20_Emphasis"><text:span text:style-name="T46"> </text:span></text:span><text:span text:style-name="Strong_20_Emphasis"><text:span text:style-name="T151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1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5">V</text:span></text:span><text:span text:style-name="Strong_20_Emphasis"><text:span text:style-name="T156">olgende</text:span></text:span><text:span text:style-name="Strong_20_Emphasis"><text:span text:style-name="T39">.</text:span></text:span></text:p>
          </table:table-cell>
        </table:table-row>
        <table:table-row table:style-name="TableLine9444910736120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49107361824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4" draw:name="Vorm14" draw:style-name="gr1" draw:text-style-name="P10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0">Bij </text:span></text:span><text:span text:style-name="Strong_20_Emphasis"><text:span text:style-name="T172">Samenvatting</text:span></text:span><text:span text:style-name="Strong_20_Emphasis"><text:span text:style-name="T128"> </text:span></text:span><text:span text:style-name="Strong_20_Emphasis"><text:span text:style-name="T129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7">Installeer</text:span></text:span><text:span text:style-name="Strong_20_Emphasis"><text:span text:style-name="T39">.</text:span></text:span></text:p>
          </table:table-cell>
        </table:table-row>
      </table:table>
      <text:p text:style-name="P51"><text:span text:style-name="Strong_20_Emphasis"><text:span text:style-name="T126"/></text:span></text:p>
      <text:list xml:id="list101236716016719" text:continue-numbering="true" text:style-name="L1">
        <text:list-item>
          <text:p text:style-name="P99"><text:span text:style-name="Strong_20_Emphasis"><text:span text:style-name="T173">Installatie </text:span></text:span><text:span text:style-name="Strong_20_Emphasis"><text:span text:style-name="T174">afronden</text:span></text:span></text:p>
        </text:list-item>
      </text:list>
      <text:p text:style-name="P5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9107239056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5" draw:name="Vorm22" draw:style-name="gr1" draw:text-style-name="P10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44910744960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49107531232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6" draw:name="Vorm23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3">Standaard</text:span></text:span><text:span text:style-name="Strong_20_Emphasis"><text:span text:style-name="T57"> of </text:span></text:span><text:span text:style-name="Strong_20_Emphasis"><text:span text:style-name="T153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7">s </text:span></text:span><text:span text:style-name="Strong_20_Emphasis"><text:span text:style-name="T125">toe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8" text:note-class="footnote"><text:note-citation>1</text:note-citation><text:note-body><text:p text:style-name="P24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</text:span></text:span><text:span text:style-name="Strong_20_Emphasis"><text:span text:style-name="T91">bij </text:span></text:span><text:span text:style-name="Strong_20_Emphasis"><text:span text:style-name="T158">Instellingen </text:span></text:span><text:span text:style-name="Strong_20_Emphasis"><text:span text:style-name="T92">rechts o</text:span></text:span><text:span text:style-name="Strong_20_Emphasis"><text:span text:style-name="T62">p </text:span></text:span><text:span text:style-name="Strong_20_Emphasis"><text:span text:style-name="T159">Gebruikers</text:span></text:span><text:span text:style-name="Strong_20_Emphasis"><text:span text:style-name="T93">.</text:span></text:span></text:p>
          </table:table-cell>
        </table:table-row>
        <table:table-row table:style-name="TableLine94449107531520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4"><text:span text:style-name="Strong_20_Emphasis"><text:span text:style-name="T122">Klik links</text:span></text:span><text:span text:style-name="Strong_20_Emphasis"><text:span text:style-name="T132"> </text:span></text:span><text:span text:style-name="Strong_20_Emphasis"><text:span text:style-name="T94">op </text:span></text:span><text:span text:style-name="Strong_20_Emphasis"><text:span text:style-name="T143">Ontgrendelen</text:span></text:span><text:span text:style-name="Strong_20_Emphasis"><text:span text:style-name="T94"> </text:span></text:span><text:span text:style-name="Strong_20_Emphasis"><text:span text:style-name="T95">en daarna op </text:span></text:span><text:span text:style-name="Strong_20_Emphasis"><text:span text:style-name="T165">Gebruik</text:span></text:span><text:span text:style-name="Strong_20_Emphasis"><text:span text:style-name="T166">er</text:span></text:span><text:span text:style-name="Strong_20_Emphasis"><text:span text:style-name="T165"> toevoegen</text:span></text:span><text:span text:style-name="Strong_20_Emphasis"><text:span text:style-name="T95">.</text:span></text:span></text:p>
          </table:table-cell>
        </table:table-row>
        <table:table-row table:style-name="TableLine94449107531808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49107532096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14" draw:name="Vorm4_1" draw:style-name="gr1" draw:text-style-name="P102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9" text:note-class="footnote"><text:note-citation>2</text:note-citation><text:note-body><text:p text:style-name="P94"><text:span text:style-name="T366">Debian-</text:span><text:span text:style-name="T367">p</text:span>akket kz plaatst documenten en scripts van Karel Zimmer <text:span text:style-name="T365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246">) </text:span></text:span>voor het installeren en beheren van <text:span text:style-name="T364">Debian</text:span> <text:span text:style-name="T364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68">. </text:span></text:span></text:p>
          </table:table-cell>
        </table:table-row>
        <table:table-row table:style-name="TableLine94449107532384">
          <table:table-cell table:style-name="_33_._5f_Installatie_5f_afronden.A1" office:value-type="string">
            <text:p text:style-name="P61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96">z</text:span></text:span><text:span text:style-name="Strong_20_Emphasis"><text:span text:style-name="T97">e</text:span></text:span><text:span text:style-name="Strong_20_Emphasis"><text:span text:style-name="T68">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4491075326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7"><text:span text:style-name="Strong_20_Emphasis"><text:span text:style-name="T74">V</text:span>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4491075329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49107533248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7" draw:name="Vorm33" draw:style-name="gr1" draw:text-style-name="P10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8">Rond de</text:span></text:span><text:span text:style-name="Strong_20_Emphasis"><text:span text:style-name="T99"> installatie </text:span></text:span><text:span text:style-name="Strong_20_Emphasis"><text:span text:style-name="T98">af</text:span></text:span><text:span text:style-name="Strong_20_Emphasis"><text:span text:style-name="T98"><text:note text:id="ftn10" text:note-class="footnote"><text:note-citation>3</text:note-citation><text:note-body><text:p text:style-name="P88">De installatie kan <text:span text:style-name="T362">ge</text:span>controle<text:span text:style-name="T362">e</text:span>r<text:span text:style-name="T362">d worden </text:span>op volledigheid met <text:span text:style-name="T363">bestand</text:span> <text:span text:style-name="T348">Persoonlijke map / kz / Apps</text:span>.</text:p></text:note-body></text:note></text:span></text:span><text:span text:style-name="Strong_20_Emphasis"><text:span text:style-name="T98">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449107533536">
          <table:table-cell table:style-name="_33_._5f_Installatie_5f_afronden.A1" office:value-type="string">
            <text:p text:style-name="P5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3 </text:span></text:span><text:span text:style-name="Strong_20_Emphasis"><text:span text:style-name="T168">Installatie</text:span></text:span><text:span text:style-name="Strong_20_Emphasis"><text:span text:style-name="T169"> </text:span></text:span><text:span text:style-name="Strong_20_Emphasis"><text:span text:style-name="T170">afron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2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53"><text:span text:style-name="Strong_20_Emphasis"><text:span text:style-name="T51"><text:tab/></text:span></text:span></text:p>
      <text:p text:style-name="P54"><text:span text:style-name="Strong_20_Emphasis"><text:span text:style-name="T86"/></text:span></text:p>
      <text:p text:style-name="P55"><text:span text:style-name="Strong_20_Emphasis"><text:span text:style-name="T76"/></text:span></text:p>
      <text:list xml:id="list101238215235835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449107533824">
          <table:table-cell table:style-name="Tabel2.A1" office:value-type="string">
            <text:p text:style-name="P72"><text:span text:style-name="Strong_20_Emphasis"><text:span text:style-name="T60"><text:s/></text:span></text:span><text:span text:style-name="Strong_20_Emphasis"><text:span text:style-name="T113"><draw:control text:anchor-type="as-char" draw:z-index="17" draw:name="Vorm36_0" draw:style-name="gr1" draw:text-style-name="P102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11" text:note-class="footnote"><text:note-citation>1</text:note-citation><text:note-body><text:p text:style-name="P80"><text:span text:style-name="User_20_Entry"><text:span text:style-name="T188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10">t</text:span></text:span><text:span text:style-name="User_20_Entry"><text:span text:style-name="T211">uele </text:span></text:span><text:span text:style-name="User_20_Entry"><text:span text:style-name="T212">extra </text:span></text:span><text:span text:style-name="User_20_Entry"><text:span text:style-name="T215">gebruiker</text:span></text:span><text:span text:style-name="User_20_Entry"><text:span text:style-name="T212">s aanmelden </text:span></text:span><text:span text:style-name="User_20_Entry"><text:span text:style-name="T21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44910757204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49107403648">
          <table:table-cell table:style-name="Tabel2.A1" office:value-type="string">
            <text:p text:style-name="P76"><text:span text:style-name="Strong_20_Emphasis"><text:span text:style-name="T60"><text:s/></text:span></text:span><text:span text:style-name="Strong_20_Emphasis"><text:span text:style-name="T113"><draw:control text:anchor-type="as-char" draw:z-index="18" draw:name="Vorm36_2" draw:style-name="gr1" draw:text-style-name="P102" svg:width="0.35cm" svg:height="0.35cm" draw:control="control19"/></text:span></text:span></text:p>
          </table:table-cell>
          <table:table-cell table:style-name="Tabel2.A1" office:value-type="string">
            <text:p text:style-name="P46"><text:span text:style-name="Strong_20_Emphasis"><text:span text:style-name="T103">R</text:span></text:span><text:span text:style-name="Strong_20_Emphasis"><text:span text:style-name="T104">icht </text:span></text:span><text:span text:style-name="Strong_20_Emphasis"><text:span text:style-name="T105">de </text:span></text:span><text:span text:style-name="Definition"><text:span text:style-name="T25">gebruiker</text:span></text:span><text:span text:style-name="Strong_20_Emphasis"><text:span text:style-name="T104"> </text:span></text:span><text:span text:style-name="Strong_20_Emphasis"><text:span text:style-name="T106">in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75">D</text:span>e <text:span text:style-name="T357">Super</text:span>-toets <text:span text:style-name="T275">is </text:span>de Windows<text:span text:style-name="T355">-</text:span><text:span text:style-name="T356">toets</text:span>, <text:span text:style-name="T355">C</text:span>ommand-<text:span text:style-name="T356">toets</text:span>, of <text:span text:style-name="T355">V</text:span>ergrootglas-toets.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44910731492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4 </text:span></text:span><text:span text:style-name="Strong_20_Emphasis"><text:span text:style-name="T145">Gebruiker inricht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7">v</text:span></text:span><text:span text:style-name="Strong_20_Emphasis"><text:span text:style-name="T76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44"><text:span text:style-name="Strong_20_Emphasis"><text:span text:style-name="T108"/></text:span></text:p>
      <text:p text:style-name="P19"/>
      <text:p text:style-name="P19"/>
      <text:p text:style-name="P79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96"> installatie van </text:span><text:span text:style-name="T296"><text:reference-ref text:reference-format="text" text:ref-name="Distributie">Debian</text:reference-ref></text:span><text:span text:style-name="T296"><text:s/></text:span><text:span text:style-name="Strong_20_Emphasis"><text:span text:style-name="T297">GNU/Linux</text:span></text:span><text:span text:style-name="Strong_20_Emphasis"><text:span text:style-name="T296"> </text:span></text:span><text:span text:style-name="T298"><text:reference-ref text:reference-format="text" text:ref-name="Versie">11</text:reference-ref></text:span><text:span text:style-name="Strong_20_Emphasis"><text:span text:style-name="T300"><text:s/></text:span></text:span><text:span text:style-name="Strong_20_Emphasis"><text:span text:style-name="T301">LTS</text:span></text:span><text:span text:style-name="T299"> </text:span><text:span text:style-name="T296"><text:reference-ref text:reference-format="text" text:ref-name="Editie">Desktop</text:reference-ref></text:span><text:span text:style-name="T296"><text:s/>is voltooid.</text:span></text:p>
      <text:p text:style-name="P43"/>
      <text:p text:style-name="P35"><text:span text:style-name="T123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8T10:12:36.118854205">18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8T10:12:36.002633655</dc:date>
    <meta:keyword>Installatie</meta:keyword>
    <meta:keyword>Checklist</meta:keyword>
    <meta:keyword>Linux</meta:keyword>
    <meta:editing-cycles>6615</meta:editing-cycles>
    <meta:editing-duration>P11DT15H41M26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774" meta:character-count="5356" meta:non-whitespace-character-count="4608"/>
    <meta:user-defined meta:name="Info 1"/>
    <meta:user-defined meta:name="Info 2"/>
    <meta:user-defined meta:name="Info 3"/>
    <meta:user-defined meta:name="Info 4"/>
  </office:meta>
</office:document-meta>
</file>